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14">
      <style:paragraph-properties fo:line-height="150%"/>
      <style:text-properties style:font-name="Arial" style:font-name-asian="Arial"/>
    </style:style>
    <style:style style:name="P1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9" style:family="paragraph" style:parent-style-name="Text_20_body" style:list-style-name="L15">
      <style:paragraph-properties fo:margin-top="0cm" fo:margin-bottom="0cm" fo:line-height="150%" style:writing-mode="lr-tb"/>
    </style:style>
    <style:style style:name="P30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fx_admin" text:style-name="Internet_20_link" text:visited-style-name="Visited_20_Internet_20_Link">http://localhost/Eclipse_Luna/Cake_IFM11/fx_admin</text:a> </text:p>
      <text:p text:style-name="P3"><text:a xlink:type="simple" xlink:href="http://localhost/Eclipse_Luna/Cake_IFM11/fx_admin/process_log_file" text:style-name="Internet_20_link" text:visited-style-name="Visited_20_Internet_20_Link">http://localhost/Eclipse_Luna/Cake_IFM11/fx_admin/process_log_file</text:a> </text:p>
      <text:p text:style-name="P3">---------------------------------------------------------------------------</text:p>
      <text:p text:style-name="P8">res free# JVEMV6 37#12.3_1 / 44. currency / 12. programming / 3. fx-log-file / <text:s/>20191224_144556</text:p>
      <text:p text:style-name="P8"/>
      <text:p text:style-name="P3">[do] <text:span text:style-name="T1">#_ </text:span></text:p>
      <text:list xml:id="list1392650958842319160" text:style-name="L1">
        <text:list-item>
          <text:p text:style-name="P12">REVIEW</text:p>
        </text:list-item>
        <text:list-item>
          <text:p text:style-name="P12">TASK-1</text:p>
          <text:list>
            <text:list-item>
              <text:p text:style-name="P12">T-1.1</text:p>
              <text:list>
                <text:list-item>
                  <text:p text:style-name="P12"><text:span text:style-name="T1">#_ </text:span>new eclipse task</text:p>
                </text:list-item>
                <text:list-item>
                  <text:p text:style-name="P12">eclipse → refresh projects</text:p>
                </text:list-item>
                <text:list-item>
                  <text:p text:style-name="P12">copy → jvemv6_37_12_1_guitar-memo.py // C:\WORKS_2\WS\WS_Others.Art\JVEMV6\46_art\11_guitar\</text:p>
                </text:list-item>
                <text:list-item>
                  <text:p text:style-name="P12">rename file : jvemv6_37_12_3_fx-log-file.py</text:p>
                </text:list-item>
              </text:list>
            </text:list-item>
            <text:list-item>
              <text:p text:style-name="P12">T-1.2 : edit file : jvemv6_37_12_3_fx-log-file.py</text:p>
              <text:list>
                <text:list-item>
                  <text:p text:style-name="P12">CODE</text:p>
                </text:list-item>
                <text:list-item>
                  <text:p text:style-name="P12">==&gt; OK</text:p>
                </text:list-item>
              </text:list>
            </text:list-item>
            <text:list-item>
              <text:p text:style-name="P12">T-1.3 : new FUNC : _tester_BuyUps_SellLows__BUSL_3__Set_Conf</text:p>
              <text:list>
                <text:list-item>
                  <text:p text:style-name="P12">labels</text:p>
                  <text:list>
                    <text:list-item>
                      <text:p text:style-name="P12">#_20191224_163909:head</text:p>
                    </text:list-item>
                    <text:list-item>
                      <text:p text:style-name="P12">#_20191224_163927:caller</text:p>
                    </text:list-item>
                    <text:list-item>
                      <text:p text:style-name="P12">#_20191224_163935:wl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3570207835498053729" text:style-name="L2">
        <text:list-item>
          <text:p text:style-name="P13">TASK</text:p>
          <text:list>
            <text:list-item>
              <text:p text:style-name="P13">new FUNC : “get_ListOf_Ticket_Nums(dpath_File_Log, <text:soft-page-break/>fname_File_Log)”</text:p>
            </text:list-item>
            <text:list-item>
              <text:p text:style-name="P13">#_20191224_163832:next</text:p>
            </text:list-item>
          </text:list>
        </text:list-item>
      </text:list>
      <text:p text:style-name="P3">[further]</text:p>
      <text:list xml:id="list8204247703200407172" text:style-name="L3">
        <text:list-item>
          <text:p text:style-name="P14"/>
        </text:list-item>
      </text:list>
      <text:p text:style-name="P10"><text:line-break/><text:span text:style-name="T2">[/ 20191224_164142]</text:span></text:p>
      <text:p text:style-name="P10"/>
      <text:p text:style-name="P7"/>
      <text:p text:style-name="P3"><text:span text:style-name="T3">1</text:span>---------------------------------------------------------------------------</text:p>
      <text:p text:style-name="P8">res free# JVEMV6 37#12.3_2 / 44. currency / 12. programming / 3. fx-log-file / <text:s/>XXXX</text:p>
      <text:p text:style-name="P8"/>
      <text:p text:style-name="P3">[do] <text:span text:style-name="T1">#_ </text:span></text:p>
      <text:list xml:id="list33703281" text:continue-list="list1392650958842319160" text:style-name="L1">
        <text:list-item>
          <text:p text:style-name="P12">REVIEW</text:p>
        </text:list-item>
        <text:list-item>
          <text:p text:style-name="P12">TASK-1 : switch to ==&gt; cake project</text:p>
          <text:list>
            <text:list-item>
              <text:p text:style-name="P12">T-1.1 : browse ==&gt; <text:a xlink:type="simple" xlink:href="http://localhost/Eclipse_Luna/Cake_IFM11/articles" text:style-name="Internet_20_link" text:visited-style-name="Visited_20_Internet_20_Link">http://localhost/Eclipse_Luna/Cake_IFM11/articles</text:a> </text:p>
            </text:list-item>
            <text:list-item>
              <text:p text:style-name="P12">T-1.2</text:p>
              <text:list>
                <text:list-item>
                  <text:p text:style-name="P12"><text:span text:style-name="T1">#_ </text:span>DUP : controller : ArticlesController.php </text:p>
                  <text:list>
                    <text:list-item>
                      <text:p text:style-name="P12">==&gt; FxAdminController.php</text:p>
                    </text:list-item>
                  </text:list>
                </text:list-item>
                <text:list-item>
                  <text:p text:style-name="P12">edit</text:p>
                  <text:list>
                    <text:list-item>
                      <text:p text:style-name="P12"><text:span text:style-name="T1">#_ </text:span>class name</text:p>
                    </text:list-item>
                    <text:list-item>
                      <text:p text:style-name="P12"><text:span text:style-name="T1">#_ </text:span>index()</text:p>
                    </text:list-item>
                  </text:list>
                </text:list-item>
                <text:list-item>
                  <text:p text:style-name="P12"><text:span text:style-name="T1">#_ </text:span>TEST : browse ==&gt; should error</text:p>
                  <text:list>
                    <text:list-item>
                      <text:p text:style-name="P12">==&gt; OK</text:p>
                    </text:list-item>
                  </text:list>
                </text:list-item>
              </text:list>
            </text:list-item>
            <text:list-item>
              <text:p text:style-name="P12">T-1.3 : view</text:p>
              <text:list>
                <text:list-item>
                  <text:p text:style-name="P12">DUP : C:\WORKS_2\WS\Eclipse_Luna\Cake_IFM11\app\View\Articles</text:p>
                </text:list-item>
                <text:list-item>
                  <text:p text:style-name="P12">edit file ==&gt; index.ctp</text:p>
                </text:list-item>
                <text:list-item>
                  <text:p text:style-name="P12"><text:soft-page-break/><text:span text:style-name="T1">#_ </text:span>TEST : browse ==&gt; OK </text:p>
                </text:list-item>
              </text:list>
            </text:list-item>
          </text:list>
        </text:list-item>
        <text:list-item>
          <text:p text:style-name="P12">TASK-2 : ajax ==&gt; setup</text:p>
          <text:list>
            <text:list-item>
              <text:p text:style-name="P12">T-2.1 : steps</text:p>
              <text:list>
                <text:list-item>
                  <text:p text:style-name="P12"><text:span text:style-name="T1">#_ </text:span>DUP</text:p>
                  <text:list>
                    <text:list-item>
                      <text:p text:style-name="P12">main.js ==&gt; libfx.js</text:p>
                    </text:list-item>
                    <text:list-item>
                      <text:p text:style-name="P12">main.css ==&gt; libfx. css</text:p>
                    </text:list-item>
                  </text:list>
                </text:list-item>
                <text:list-item>
                  <text:p text:style-name="P12"><text:span text:style-name="T1">#_ </text:span>ctp ==&gt; add meta lines</text:p>
                </text:list-item>
                <text:list-item>
                  <text:p text:style-name="P12"><text:span text:style-name="T1">#_ </text:span>libfx.js ==&gt; edit</text:p>
                  <text:list>
                    <text:list-item>
                      <text:p text:style-name="P12">ajax-related lines ==&gt; retain</text:p>
                    </text:list-item>
                  </text:list>
                </text:list-item>
              </text:list>
            </text:list-item>
            <text:list-item>
              <text:p text:style-name="P12">T-2.2</text:p>
              <text:list>
                <text:list-item>
                  <text:p text:style-name="P12">index.ctp</text:p>
                </text:list-item>
                <text:list-item>
                  <text:p text:style-name="P12">button ==&gt; “GO”</text:p>
                </text:list-item>
                <text:list-item>
                  <text:p text:style-name="P12">“div” tag ==&gt; id=area_result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701648108771661588" text:style-name="L4">
        <text:list-item>
          <text:p text:style-name="P15">TASK : this ==&gt; T-2.2 ~~</text:p>
          <text:list>
            <text:list-item>
              <text:p text:style-name="P15">//_20191231_173717:next (index.ctp)</text:p>
            </text:list-item>
          </text:list>
        </text:list-item>
      </text:list>
      <text:p text:style-name="P3">[further]</text:p>
      <text:list xml:id="list1194525478485825617" text:style-name="L5">
        <text:list-item>
          <text:p text:style-name="P16"/>
        </text:list-item>
      </text:list>
      <text:p text:style-name="P10"><text:line-break/><text:span text:style-name="T2">[/ 20191231_173755]</text:span></text:p>
      <text:p text:style-name="P10"/>
      <text:p text:style-name="P7"/>
      <text:p text:style-name="P3"><text:span text:style-name="T3">2</text:span>---------------------------------------------------------------------------</text:p>
      <text:p text:style-name="P8">res free# JVEMV6 37#12.3_3 / 44. currency / 12. programming / 3. fx-log-file / <text:s/>20200102_161158</text:p>
      <text:p text:style-name="P8"/>
      <text:p text:style-name="P3">[do] <text:span text:style-name="T1">#_ </text:span></text:p>
      <text:list xml:id="list9129343749871121566" text:style-name="L6">
        <text:list-item>
          <text:p text:style-name="P17">REVIEW</text:p>
        </text:list-item>
        <text:list-item>
          <text:p text:style-name="P17"><text:soft-page-break/>TASK-1</text:p>
          <text:list>
            <text:list-item>
              <text:list>
                <text:list-item>
                  <text:list>
                    <text:list-item>
                      <text:p text:style-name="P17">index.ctp</text:p>
                      <text:list>
                        <text:list-item>
                          <text:p text:style-name="P17"><text:span text:style-name="T1">#_ </text:span>button ==&gt; “GO”</text:p>
                        </text:list-item>
                        <text:list-item>
                          <text:p text:style-name="P17"><text:span text:style-name="T1">#_ </text:span>“div” tag ==&gt; id=area_result</text:p>
                        </text:list-item>
                        <text:list-item>
                          <text:p text:style-name="P17"><text:span text:style-name="T1">#_ </text:span>“form” ==&gt; not us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<text:span text:style-name="T1">#_ </text:span>T-1.1</text:p>
              <text:list>
                <text:list-item>
                  <text:p text:style-name="P17">button ==&gt; “GO”</text:p>
                </text:list-item>
              </text:list>
            </text:list-item>
            <text:list-item>
              <text:p text:style-name="P17"><text:span text:style-name="T1">#_ </text:span>T-1.2</text:p>
              <text:list>
                <text:list-item>
                  <text:p text:style-name="P17">“div” tag ==&gt; id=area_result</text:p>
                  <text:list>
                    <text:list-item>
                      <text:p text:style-name="P17"><text:span text:style-name="T1">#_ </text:span>ctp</text:p>
                    </text:list-item>
                    <text:list-item>
                      <text:p text:style-name="P17"><text:span text:style-name="T1">#_ </text:span>c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2 : javascript</text:p>
          <text:list>
            <text:list-item>
              <text:p text:style-name="P17">T-2.1</text:p>
              <text:list>
                <text:list-item>
                  <text:p text:style-name="P17">new view : <text:s/>process_log_file</text:p>
                  <text:list>
                    <text:list-item>
                      <text:p text:style-name="P17"><text:span text:style-name="T1">#_ </text:span>controller</text:p>
                      <text:list>
                        <text:list-item>
                          <text:p text:style-name="P17">TEST <text:s/>: <text:a xlink:type="simple" xlink:href="http://localhost/Eclipse_Luna/Cake_IFM11/fx_admin/process_log_file" text:style-name="Internet_20_link" text:visited-style-name="Visited_20_Internet_20_Link">http://localhost/Eclipse_Luna/Cake_IFM11/fx_admin/process_log_file</text:a> </text:p>
                          <text:list>
                            <text:list-item>
                              <text:p text:style-name="P17">==&gt; OK : “Error: The view for FxAdminController::process_log_file() was not found.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1">#_ </text:span>view</text:p>
                      <text:list>
                        <text:list-item>
                          <text:p text:style-name="P17">“process_log_file.ctp”</text:p>
                          <text:list>
                            <text:list-item>
                              <text:p text:style-name="P17">DUP : index.ctp</text:p>
                            </text:list-item>
                            <text:list-item>
                              <text:p text:style-name="P17">edit</text:p>
                              <text:list>
                                <text:list-item>
                                  <text:p text:style-name="P17">message string</text:p>
                                </text:list-item>
                                <text:list-item>
                                  <text:p text:style-name="P17">layout chang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TEST</text:p>
                          <text:list>
                            <text:list-item>
                              <text:p text:style-name="P17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/>
                  <text:list>
                    <text:list-item>
                      <text:p text:style-name="P28"><text:soft-page-break/></text:p>
                    </text:list-item>
                  </text:list>
                </text:list-item>
              </text:list>
            </text:list-item>
            <text:list-item>
              <text:p text:style-name="P17">T-2.1</text:p>
              <text:list>
                <text:list-item>
                  <text:list>
                    <text:list-item>
                      <text:p text:style-name="P17">js : new FUNC : process_log_file()</text:p>
                    </text:list-item>
                    <text:list-item>
                      <text:p text:style-name="P17">ajax </text:p>
                      <text:list>
                        <text:list-item>
                          <text:p text:style-name="P17">setup</text:p>
                        </text:list-item>
                        <text:list-item>
                          <text:p text:style-name="P17">start</text:p>
                        </text:list-item>
                      </text:list>
                    </text:list-item>
                  </text:list>
                </text:list-item>
                <text:list-item>
                  <text:p text:style-name="P17">ajax</text:p>
                  <text:list>
                    <text:list-item>
                      <text:p text:style-name="P17">setup</text:p>
                    </text:list-item>
                    <text:list-item>
                      <text:p text:style-name="P17">start </text:p>
                    </text:list-item>
                  </text:list>
                </text:list-item>
              </text:list>
            </text:list-item>
            <text:list-item>
              <text:p text:style-name="P17">T-2.2</text:p>
              <text:list>
                <text:list-item>
                  <text:p text:style-name="P17">ajax : show result to → div area</text:p>
                  <text:list>
                    <text:list-item>
                      <text:p text:style-name="P17"/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</text:list>
        </text:list-item>
        <text:list-item>
          <text:p text:style-name="P17">TASK-3</text:p>
          <text:list>
            <text:list-item>
              <text:list>
                <text:list-item>
                  <text:p text:style-name="P17">php file ==&gt; write log</text:p>
                  <text:list>
                    <text:list-item>
                      <text:p text:style-name="P17">==&gt; use : write_Log (utils.php)</text:p>
                    </text:list-item>
                  </text:list>
                </text:list-item>
              </text:list>
            </text:list-item>
            <text:list-item>
              <text:p text:style-name="P17">T-3.1</text:p>
              <text:list>
                <text:list-item>
                  <text:p text:style-name="P17">new FUNC : “write_Log__Fx_Admin($dpath_Log, $fname_Log, $text, $fname_Working, $line)”</text:p>
                </text:list-item>
                <text:list-item>
                  <text:p text:style-name="P17">coding</text:p>
                </text:list-item>
                <text:list-item>
                  <text:p text:style-name="P17">TEST ==&gt; OK </text:p>
                  <text:list>
                    <text:list-item>
                      <text:p text:style-name="P17">log_fx_admin.log // C:\WORKS_2\WS\Eclipse_Luna\Cake_IFM11\app\webroot\Log_Fx_Admin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8110407901431342249" text:style-name="L7">
        <text:list-item>
          <text:p text:style-name="P18">TASK : fx log file ==&gt; process</text:p>
          <text:list>
            <text:list-item>
              <text:p text:style-name="P18">//_20200102_172903:next</text:p>
            </text:list-item>
          </text:list>
        </text:list-item>
      </text:list>
      <text:p text:style-name="P3">[further]</text:p>
      <text:list xml:id="list5353913895963891031" text:style-name="L8">
        <text:list-item>
          <text:p text:style-name="P19"><text:soft-page-break/></text:p>
        </text:list-item>
      </text:list>
      <text:p text:style-name="P10"><text:line-break/><text:span text:style-name="T2">[/ 20200102_172928]</text:span></text:p>
      <text:p text:style-name="P10"/>
      <text:p text:style-name="P7"/>
      <text:p text:style-name="P3"><text:span text:style-name="T3">3</text:span>---------------------------------------------------------------------------</text:p>
      <text:p text:style-name="P8">res free# JVEMV6 37#12.3_4 / 44. currency / 12. programming / 3. fx-log-file / <text:s/>20200103_121717</text:p>
      <text:p text:style-name="P8"/>
      <text:p text:style-name="P3">[do] <text:span text:style-name="T1">#_ </text:span></text:p>
      <text:list xml:id="list5771736147005493396" text:style-name="L15">
        <text:list-item>
          <text:p text:style-name="P29"><text:span text:style-name="T7">REVIEW</text:span></text:p>
        </text:list-item>
        <text:list-item>
          <text:p text:style-name="P29"><text:span text:style-name="T9">#_ </text:span><text:span text:style-name="T7">SEG-1</text:span></text:p>
          <text:list>
            <text:list-item>
              <text:list>
                <text:list-item>
                  <text:p text:style-name="P29"><text:span text:style-name="T7">view ==&gt; table</text:span></text:p>
                </text:list-item>
              </text:list>
            </text:list-item>
            <text:list-item>
              <text:p text:style-name="P29"><text:span text:style-name="T7">S-1.1</text:span></text:p>
              <text:list>
                <text:list-item>
                  <text:p text:style-name="P29"><text:span text:style-name="T7">element ==&gt; new file </text:span></text:p>
                  <text:list>
                    <text:list-item>
                      <text:p text:style-name="P29"><text:span text:style-name="T7">new dir : articles</text:span></text:p>
                    </text:list-item>
                    <text:list-item>
                      <text:p text:style-name="P29"><text:span text:style-name="T7">DUP : index.ctp</text:span></text:p>
                      <text:list>
                        <text:list-item>
                          <text:p text:style-name="P29"><text:span text:style-name="T7">==&gt; _idx_table_tr_Log_File</text:span></text:p>
                        </text:list-item>
                      </text:list>
                    </text:list-item>
                    <text:list-item>
                      <text:p text:style-name="P29"><text:span text:style-name="T7">edit</text:span></text:p>
                    </text:list-item>
                  </text:list>
                </text:list-item>
                <text:list-item>
                  <text:p text:style-name="P29"><text:span text:style-name="T7">source file ==&gt; edit : caller</text:span></text:p>
                </text:list-item>
                <text:list-item>
                  <text:p text:style-name="P29"><text:span text:style-name="T7">TEST ==&gt; OK</text:span></text:p>
                </text:list-item>
              </text:list>
            </text:list-item>
          </text:list>
        </text:list-item>
        <text:list-item>
          <text:p text:style-name="P29"><text:span text:style-name="T9">#_ </text:span><text:span text:style-name="T7">SEG-2 : click button ==&gt; animation</text:span></text:p>
          <text:list>
            <text:list-item>
              <text:p text:style-name="P29"><text:span text:style-name="T7">S-2.1</text:span></text:p>
              <text:list>
                <text:list-item>
                  <text:p text:style-name="P29"><text:span text:style-name="T7">//_20200103_123607:tmp</text:span></text:p>
                </text:list-item>
                <text:list-item>
                  <text:p text:style-name="P29"><text:span text:style-name="T7">CODE</text:span></text:p>
                </text:list-item>
                <text:list-item>
                  <text:p text:style-name="P29"><text:span text:style-name="T7">TEST ==&gt; OK</text:span></text:p>
                </text:list-item>
              </text:list>
            </text:list-item>
          </text:list>
        </text:list-item>
        <text:list-item>
          <text:p text:style-name="P29"><text:span text:style-name="T7">TASK-1 </text:span><text:span text:style-name="T8">@@@</text:span></text:p>
          <text:list>
            <text:list-item>
              <text:list>
                <text:list-item>
                  <text:p text:style-name="P30">fx log file ==&gt; process</text:p>
                </text:list-item>
                <text:list-item>
                  <text:p text:style-name="P24"><text:soft-page-break/>//_20200102_172903:next</text:p>
                </text:list-item>
                <text:list-item>
                  <text:p text:style-name="P24">get ==&gt; list of ticket numbers</text:p>
                </text:list-item>
              </text:list>
            </text:list-item>
            <text:list-item>
              <text:p text:style-name="P24">T-1.1</text:p>
              <text:list>
                <text:list-item>
                  <text:list>
                    <text:list-item>
                      <text:p text:style-name="P24">get → list of files in the log dir of mt4 editor</text:p>
                    </text:list-item>
                  </text:list>
                </text:list-item>
                <text:list-item>
                  <text:p text:style-name="P24">new FUNC : process_log_file__Get_ListOf_Ticket_Nums</text:p>
                  <text:list>
                    <text:list-item>
                      <text:p text:style-name="P24">labels</text:p>
                      <text:list>
                        <text:list-item>
                          <text:p text:style-name="P24">//_20200103_134838:caller</text:p>
                        </text:list-item>
                        <text:list-item>
                          <text:p text:style-name="P24">//_20200103_134919:head</text:p>
                        </text:list-item>
                        <text:list-item>
                          <text:p text:style-name="P24">//_20200103_134926:wl</text:p>
                        </text:list-item>
                      </text:list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752153076763669528" text:style-name="L9">
        <text:list-item>
          <text:p text:style-name="P20">TASK : conitnue</text:p>
          <text:list>
            <text:list-item>
              <text:p text:style-name="P20"/>
            </text:list-item>
          </text:list>
        </text:list-item>
      </text:list>
      <text:p text:style-name="P3">[further]</text:p>
      <text:list xml:id="list7571491949279882552" text:style-name="L10">
        <text:list-item>
          <text:p text:style-name="P21"/>
        </text:list-item>
      </text:list>
      <text:p text:style-name="P10"><text:line-break/><text:span text:style-name="T2">[/ XXX]</text:span></text:p>
      <text:p text:style-name="P10"/>
      <text:p text:style-name="P10"/>
      <text:p text:style-name="P4"/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37#12.3_XX / 44. currency / 12. programming / 3. fx-log-file / <text:s/>XXXX</text:p>
      <text:p text:style-name="P8"/>
      <text:p text:style-name="P3">[do] <text:span text:style-name="T1">#_ </text:span></text:p>
      <text:list xml:id="list33701764" text:continue-list="list33703281" text:style-name="L1">
        <text:list-item>
          <text:p text:style-name="P12">REVIEW</text:p>
        </text:list-item>
        <text:list-item>
          <text:p text:style-name="P12"><text:soft-page-break/>TASK-1</text:p>
        </text:list-item>
      </text:list>
      <text:p text:style-name="P3"/>
      <text:p text:style-name="P3">[next]</text:p>
      <text:list xml:id="list6358325052112473903" text:style-name="L11">
        <text:list-item>
          <text:p text:style-name="P22">TASK</text:p>
        </text:list-item>
      </text:list>
      <text:p text:style-name="P3">[further]</text:p>
      <text:list xml:id="list4940007410343049547" text:style-name="L12">
        <text:list-item>
          <text:p text:style-name="P23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8702840664402222847" text:style-name="L13">
        <text:list-item>
          <text:p text:style-name="P2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697769" text:continue-numbering="true" text:style-name="L13">
        <text:list-item>
          <text:p text:style-name="P25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1386179182513455327" text:style-name="L14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713229" text:continue-numbering="true" text:style-name="L14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3706917" text:continue-numbering="true" text:style-name="L14">
        <text:list-item>
          <text:p text:style-name="P11">move “<text:span text:style-name="T4">@@@</text:span>”</text:p>
        </text:list-item>
        <text:list-item>
          <text:p text:style-name="P26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3T13:49:44.14</dc:date>
    <dc:creator>iwabuchi ken</dc:creator>
    <meta:editing-duration>PT10H32M15S</meta:editing-duration>
    <meta:editing-cycles>36</meta:editing-cycles>
    <meta:generator>OpenOffice/4.1.3$Win32 OpenOffice.org_project/413m1$Build-9783</meta:generator>
    <meta:document-statistic meta:table-count="3" meta:image-count="0" meta:object-count="0" meta:page-count="9" meta:paragraph-count="175" meta:word-count="686" meta:character-count="4841"/>
  </office:meta>
</office:document-meta>
</file>